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float" office:value="12548" calcext:value-type="float">
            <text:p>12548</text:p>
          </table:table-cell>
          <table:table-cell office:value-type="float" office:value="49" calcext:value-type="float">
            <text:p>49</text:p>
          </table:table-cell>
          <table:table-cell office:value-type="float" office:value="0.0184078216553" calcext:value-type="float">
            <text:p>0,0184078217</text:p>
          </table:table-cell>
          <table:table-cell office:value-type="float" office:value="35.5767569542" calcext:value-type="float">
            <text:p>35,576756954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office:value-type="float" office:value="0.0201749801636" calcext:value-type="float">
            <text:p>0,0201749802</text:p>
          </table:table-cell>
          <table:table-cell office:value-type="float" office:value="26.0192470551" calcext:value-type="float">
            <text:p>26,019247055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2575" calcext:value-type="float">
            <text:p>12575</text:p>
          </table:table-cell>
          <table:table-cell office:value-type="float" office:value="22" calcext:value-type="float">
            <text:p>22</text:p>
          </table:table-cell>
          <table:table-cell office:value-type="float" office:value="0.0201041698456" calcext:value-type="float">
            <text:p>0,0201041698</text:p>
          </table:table-cell>
          <table:table-cell office:value-type="float" office:value="25.9799609184" calcext:value-type="float">
            <text:p>25,979960918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office:value-type="float" office:value="0.0202620029449" calcext:value-type="float">
            <text:p>0,0202620029</text:p>
          </table:table-cell>
          <table:table-cell office:value-type="float" office:value="25.9895589352" calcext:value-type="float">
            <text:p>25,989558935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12573" calcext:value-type="float">
            <text:p>12573</text:p>
          </table:table-cell>
          <table:table-cell office:value-type="float" office:value="24" calcext:value-type="float">
            <text:p>24</text:p>
          </table:table-cell>
          <table:table-cell office:value-type="float" office:value="0.0201330184937" calcext:value-type="float">
            <text:p>0,0201330185</text:p>
          </table:table-cell>
          <table:table-cell office:value-type="float" office:value="26.0520238876" calcext:value-type="float">
            <text:p>26,052023887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0.0199601650238" calcext:value-type="float">
            <text:p>0,019960165</text:p>
          </table:table-cell>
          <table:table-cell office:value-type="float" office:value="25.9835600853" calcext:value-type="float">
            <text:p>25,983560085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office:value-type="float" office:value="0.0199000835419" calcext:value-type="float">
            <text:p>0,0199000835</text:p>
          </table:table-cell>
          <table:table-cell office:value-type="float" office:value="25.9797542095" calcext:value-type="float">
            <text:p>25,979754209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12565" calcext:value-type="float">
            <text:p>12565</text:p>
          </table:table-cell>
          <table:table-cell office:value-type="float" office:value="33" calcext:value-type="float">
            <text:p>33</text:p>
          </table:table-cell>
          <table:table-cell office:value-type="float" office:value="0.019996881485" calcext:value-type="float">
            <text:p>0,0199968815</text:p>
          </table:table-cell>
          <table:table-cell office:value-type="float" office:value="26.0414659977" calcext:value-type="float">
            <text:p>26,04146599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office:value-type="float" office:value="42" calcext:value-type="float">
            <text:p>42</text:p>
          </table:table-cell>
          <table:table-cell office:value-type="float" office:value="0.0186960697174" calcext:value-type="float">
            <text:p>0,0186960697</text:p>
          </table:table-cell>
          <table:table-cell office:value-type="float" office:value="25.9076509476" calcext:value-type="float">
            <text:p>25,907650947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2548" calcext:value-type="float">
            <text:p>12548</text:p>
          </table:table-cell>
          <table:table-cell office:value-type="float" office:value="50" calcext:value-type="float">
            <text:p>50</text:p>
          </table:table-cell>
          <table:table-cell office:value-type="float" office:value="0.019984960556" calcext:value-type="float">
            <text:p>0,0199849606</text:p>
          </table:table-cell>
          <table:table-cell office:value-type="float" office:value="25.937153101" calcext:value-type="float">
            <text:p>25,93715310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float" office:value="0.299" calcext:value-type="float">
            <text:p>0,29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0.01976201534272" calcext:value-type="float">
            <text:p>0,0197620153</text:p>
          </table:table-cell>
          <table:table-cell table:formula="of:=SUM([.H2:.H11])/10" office:value-type="float" office:value="26.94671320916" calcext:value-type="float">
            <text:p>26,9467132092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9" calcext:value-type="float">
            <text:p>5843,9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5844" calcext:value-type="float">
            <text:p>5844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827" calcext:value-type="float">
            <text:p>68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5" calcext:value-type="float">
            <text:p>6715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729" calcext:value-type="float">
            <text:p>6729</text:p>
          </table:table-cell>
          <table:table-cell table:formula="of:=SUM([.E25:.H25])" office:value-type="float" office:value="12598" calcext:value-type="float">
            <text:p>12598</text:p>
          </table:table-cell>
        </table:table-row>
        <table:table-row table:style-name="ro1">
          <table:table-cell table:number-columns-repeated="4"/>
          <table:table-cell office:value-type="float" office:value="5900" calcext:value-type="float">
            <text:p>59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656" calcext:value-type="float">
            <text:p>6656</text:p>
          </table:table-cell>
          <table:table-cell table:formula="of:=SUM([.E26:.H26])" office:value-type="float" office:value="12598" calcext:value-type="float">
            <text:p>12598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685" calcext:value-type="float">
            <text:p>6685</text:p>
          </table:table-cell>
          <table:table-cell table:formula="of:=SUM([.E27:.H27])" office:value-type="float" office:value="12598" calcext:value-type="float">
            <text:p>1259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3.9" calcext:value-type="float">
            <text:p>5843,9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6" calcext:value-type="float">
            <text:p>6715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59338222753" calcext:value-type="float">
            <text:p>0,9967593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78497178497" calcext:value-type="float">
            <text:p>0,997178497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6:15:40.7192132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4:19:36.813637665</meta:creation-date>
    <dc:date>2018-01-05T16:26:15.873723788</dc:date>
    <meta:editing-duration>PT19M51S</meta:editing-duration>
    <meta:editing-cycles>4</meta:editing-cycles>
    <meta:generator>LibreOffice/5.1.6.2$Linux_X86_64 LibreOffice_project/10m0$Build-2</meta:generator>
    <meta:document-statistic meta:table-count="1" meta:cell-count="166" meta:object-count="0"/>
  </office:meta>
</office:document-meta>
</file>